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580000013D10FE9DB0.jpg"/>
  <manifest:file-entry manifest:media-type="image/png" manifest:full-path="Pictures/100000000000055600000300AABE00D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7.241cm, 0cm, 7.241cm)" draw:image-opacity="100%" style:mirror="non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1cm" svg:height="19.542cm" svg:x="0cm" svg:y="2.758cm">
          <draw:image xlink:href="Pictures/100000000000055600000300AABE00D8.png" xlink:type="simple" xlink:show="embed" xlink:actuate="onLoad">
            <text:p/>
          </draw:image>
        </draw:frame>
        <draw:frame draw:style-name="gr2" draw:text-style-name="P1" draw:layer="layout" svg:width="13.515cm" svg:height="7.14cm" svg:x="4.685cm" svg:y="17.66cm">
          <draw:image xlink:href="Pictures/10000000000002580000013D10FE9DB0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hur Remaud</meta:initial-creator>
    <meta:creation-date>2015-01-15T18:19:18.15</meta:creation-date>
    <dc:date>2015-01-15T18:33:28.60</dc:date>
    <dc:creator>Arthur Remaud</dc:creator>
    <meta:editing-duration>PT6M33S</meta:editing-duration>
    <meta:editing-cycles>3</meta:editing-cycles>
    <meta:generator>OpenOffice/4.0.1$Win32 OpenOffice.org_project/401m5$Build-9714</meta:generator>
    <meta:document-statistic meta:object-count="2"/>
  </office:meta>
</office:document-meta>
</file>